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380000005CF6378545552221B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scode" svg:font-family="Cascode"/>
    <style:font-face style:name="Lohit Devanagari1" svg:font-family="'Lohit Devanagari'"/>
    <style:font-face style:name="var bs-font-monospace" svg:font-family="'var bs-font-monospac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747579" style:font-name="var bs-font-monospace" fo:font-size="11.25pt" fo:letter-spacing="normal" fo:font-style="normal" fo:font-weight="normal" officeooo:paragraph-rsid="00107948"/>
    </style:style>
    <style:style style:name="P2" style:family="paragraph" style:parent-style-name="Preformatted_20_Text">
      <loext:graphic-properties draw:fill="solid" draw:fill-color="#eeeeee" draw:opacity="100%"/>
      <style:paragraph-properties fo:margin-top="0cm" fo:margin-bottom="0.499cm" loext:contextual-spacing="false" fo:orphans="2" fo:widows="2" fo:background-color="#eeeeee" fo:padding-left="0.053cm" fo:padding-right="0cm" fo:padding-top="0.053cm" fo:padding-bottom="0.053cm" fo:border-left="0.06pt solid #888888" fo:border-right="none" fo:border-top="0.06pt solid #888888" fo:border-bottom="0.06pt solid #888888"/>
      <style:text-properties fo:font-variant="normal" fo:text-transform="none" fo:color="#666600" style:font-name="var bs-font-monospace" fo:font-size="11.25pt" fo:letter-spacing="normal" fo:font-style="normal" fo:font-weight="normal"/>
    </style:style>
    <style:style style:name="P3" style:family="paragraph" style:parent-style-name="Preformatted_20_Text">
      <loext:graphic-properties draw:fill="solid" draw:fill-color="#eeeeee" draw:opacity="100%"/>
      <style:paragraph-properties fo:orphans="2" fo:widows="2" fo:background-color="#eeeeee" fo:padding-left="0.053cm" fo:padding-right="0cm" fo:padding-top="0.053cm" fo:padding-bottom="0.053cm" fo:border-left="0.06pt solid #888888" fo:border-right="none" fo:border-top="0.06pt solid #888888" fo:border-bottom="0.06pt solid #888888"/>
      <style:text-properties fo:font-variant="normal" fo:text-transform="none" fo:color="#880000" style:font-name="var bs-font-monospace" fo:font-size="11.25pt" fo:letter-spacing="normal" fo:font-style="normal" fo:font-weight="normal"/>
    </style:style>
    <style:style style:name="P4" style:family="paragraph" style:parent-style-name="Preformatted_20_Text">
      <loext:graphic-properties draw:fill="solid" draw:fill-color="#eeeeee" draw:opacity="100%"/>
      <style:paragraph-properties fo:orphans="2" fo:widows="2" fo:background-color="#eeeeee" fo:padding-left="0.053cm" fo:padding-right="0cm" fo:padding-top="0.053cm" fo:padding-bottom="0.053cm" fo:border-left="0.06pt solid #888888" fo:border-right="none" fo:border-top="0.06pt solid #888888" fo:border-bottom="0.06pt solid #888888"/>
      <style:text-properties fo:font-variant="normal" fo:text-transform="none" fo:color="#747579" style:font-name="var bs-font-monospace" fo:font-size="11.25pt" fo:letter-spacing="normal" fo:font-style="normal" fo:font-weight="normal"/>
    </style:style>
    <style:style style:name="P5" style:family="paragraph" style:parent-style-name="Preformatted_20_Text">
      <loext:graphic-properties draw:fill="solid" draw:fill-color="#eeeeee" draw:opacity="100%"/>
      <style:paragraph-properties fo:orphans="2" fo:widows="2" fo:background-color="#eeeeee" fo:padding-left="0.053cm" fo:padding-right="0cm" fo:padding-top="0.053cm" fo:padding-bottom="0.053cm" fo:border-left="0.06pt solid #888888" fo:border-right="none" fo:border-top="0.06pt solid #888888" fo:border-bottom="0.06pt solid #888888"/>
      <style:text-properties fo:font-variant="normal" fo:text-transform="none" fo:color="#747579" style:font-name="var bs-font-monospace" fo:font-size="11.25pt" fo:letter-spacing="normal" fo:font-style="normal" fo:font-weight="normal" officeooo:paragraph-rsid="00107948"/>
    </style:style>
    <style:style style:name="P6" style:family="paragraph" style:parent-style-name="Preformatted_20_Text">
      <loext:graphic-properties draw:fill="solid" draw:fill-color="#eeeeee" draw:opacity="100%"/>
      <style:paragraph-properties fo:orphans="2" fo:widows="2" fo:background-color="#eeeeee" fo:padding-left="0.053cm" fo:padding-right="0cm" fo:padding-top="0.053cm" fo:padding-bottom="0.053cm" fo:border-left="0.06pt solid #888888" fo:border-right="none" fo:border-top="0.06pt solid #888888" fo:border-bottom="0.06pt solid #888888"/>
      <style:text-properties fo:font-variant="normal" fo:text-transform="none" fo:color="#747579" fo:letter-spacing="normal"/>
    </style:style>
    <style:style style:name="P7" style:family="paragraph" style:parent-style-name="Preformatted_20_Text">
      <loext:graphic-properties draw:fill="solid" draw:fill-color="#eeeeee" draw:opacity="100%"/>
      <style:paragraph-properties fo:orphans="2" fo:widows="2" fo:background-color="#eeeeee" fo:padding-left="0.053cm" fo:padding-right="0cm" fo:padding-top="0.053cm" fo:padding-bottom="0.053cm" fo:border-left="0.06pt solid #888888" fo:border-right="none" fo:border-top="0.06pt solid #888888" fo:border-bottom="0.06pt solid #888888"/>
      <style:text-properties fo:font-variant="normal" fo:text-transform="none" fo:color="#747579" fo:letter-spacing="normal" officeooo:paragraph-rsid="00107948"/>
    </style:style>
    <style:style style:name="P8" style:family="paragraph" style:parent-style-name="Preformatted_20_Text">
      <loext:graphic-properties draw:fill="solid" draw:fill-color="#eeeeee" draw:opacity="100%"/>
      <style:paragraph-properties fo:orphans="2" fo:widows="2" fo:background-color="#eeeeee" fo:padding-left="0.053cm" fo:padding-right="0cm" fo:padding-top="0.053cm" fo:padding-bottom="0.053cm" fo:border-left="0.06pt solid #888888" fo:border-right="none" fo:border-top="0.06pt solid #888888" fo:border-bottom="0.06pt solid #888888"/>
      <style:text-properties fo:font-variant="normal" fo:text-transform="none" fo:color="#666600" style:font-name="var bs-font-monospace" fo:font-size="11.25pt" fo:letter-spacing="normal" fo:font-style="normal" fo:font-weight="normal"/>
    </style:style>
    <style:style style:name="P9" style:family="paragraph" style:parent-style-name="Standard">
      <style:text-properties style:font-name="Cascode" fo:font-weight="bold" officeooo:rsid="00107948" officeooo:paragraph-rsid="00107948" style:font-weight-asian="bold" style:font-weight-complex="bold"/>
    </style:style>
    <style:style style:name="P10" style:family="paragraph" style:parent-style-name="Standard">
      <style:text-properties style:font-name="Cascode" fo:font-weight="bold" officeooo:rsid="0012a7df" officeooo:paragraph-rsid="0012a7df" style:font-weight-asian="bold" style:font-weight-complex="bold"/>
    </style:style>
    <style:style style:name="P11" style:family="paragraph" style:parent-style-name="Standard">
      <style:text-properties style:font-name="Cascode" fo:font-weight="bold" officeooo:paragraph-rsid="0012a7df"/>
    </style:style>
    <style:style style:name="P12" style:family="paragraph" style:parent-style-name="Standard">
      <style:paragraph-properties fo:text-align="center" style:justify-single-word="false"/>
      <style:text-properties style:font-name="Cascode" fo:font-weight="bold" officeooo:paragraph-rsid="0012a7df"/>
    </style:style>
    <style:style style:name="P13" style:family="paragraph" style:parent-style-name="Standard">
      <style:text-properties style:font-name="Cascode" fo:font-weight="normal" officeooo:rsid="0012a7df" officeooo:paragraph-rsid="0012a7df" style:font-weight-asian="normal" style:font-weight-complex="normal"/>
    </style:style>
    <style:style style:name="T1" style:family="text">
      <style:text-properties fo:color="#880000" style:font-name="var bs-font-monospace" fo:font-size="11.25pt" fo:font-style="normal" fo:font-weight="normal"/>
    </style:style>
    <style:style style:name="T2" style:family="text">
      <style:text-properties fo:color="#880000" officeooo:rsid="00107948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var bs-font-monospace" fo:font-size="11.25pt" fo:font-style="normal" fo:font-weight="normal"/>
    </style:style>
    <style:style style:name="T5" style:family="text">
      <style:text-properties fo:color="#000000" officeooo:rsid="00107948" style:font-weight-asian="bold" style:font-weight-complex="bold"/>
    </style:style>
    <style:style style:name="T6" style:family="text">
      <style:text-properties fo:color="#008800"/>
    </style:style>
    <style:style style:name="T7" style:family="text">
      <style:text-properties fo:color="#008800" style:font-name="var bs-font-monospace" fo:font-size="11.25pt" fo:font-style="normal" fo:font-weight="normal"/>
    </style:style>
    <style:style style:name="T8" style:family="text">
      <style:text-properties fo:color="#008800" style:font-name="var bs-font-monospace" fo:font-size="11.25pt" fo:font-style="normal" fo:font-weight="normal" officeooo:rsid="00107948"/>
    </style:style>
    <style:style style:name="T9" style:family="text">
      <style:text-properties fo:color="#008800" style:font-name="var bs-font-monospace" fo:font-size="11.25pt" fo:font-style="normal" fo:font-weight="normal" officeooo:rsid="0012a7df"/>
    </style:style>
    <style:style style:name="T10" style:family="text">
      <style:text-properties fo:color="#008800" officeooo:rsid="00107948" style:font-weight-asian="bold" style:font-weight-complex="bold"/>
    </style:style>
    <style:style style:name="T11" style:family="text">
      <style:text-properties fo:color="#000088"/>
    </style:style>
    <style:style style:name="T12" style:family="text">
      <style:text-properties fo:color="#000088" style:font-name="var bs-font-monospace" fo:font-size="11.25pt" fo:font-style="normal" fo:font-weight="normal"/>
    </style:style>
    <style:style style:name="T13" style:family="text">
      <style:text-properties fo:color="#666600"/>
    </style:style>
    <style:style style:name="T14" style:family="text">
      <style:text-properties fo:color="#666600" style:font-name="var bs-font-monospace" fo:font-size="11.25pt" fo:font-style="normal" fo:font-weight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006666"/>
    </style:style>
    <style:style style:name="T17" style:family="text">
      <style:text-properties fo:color="#006666" style:font-name="var bs-font-monospace" fo:font-size="11.25pt" fo:font-style="normal" fo:font-weight="normal"/>
    </style:style>
    <style:style style:name="T18" style:family="text">
      <style:text-properties fo:font-variant="normal" fo:text-transform="none" fo:color="#000000" style:font-name="var bs-font-monospace" fo:font-size="11.25pt" fo:letter-spacing="normal" fo:font-style="normal" fo:font-weight="normal"/>
    </style:style>
    <style:style style:name="T19" style:family="text">
      <style:text-properties fo:font-variant="normal" fo:text-transform="none" fo:color="#000000" style:font-name="var bs-font-monospace" fo:font-size="11.25pt" fo:letter-spacing="normal" fo:font-style="normal" style:font-weight-asian="bold" style:font-weight-complex="bold"/>
    </style:style>
    <style:style style:name="T20" style:family="text">
      <style:text-properties officeooo:rsid="0012a7df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Name: Subhadeep Chell</text:p>
      <text:p text:style-name="P9">Reg.No: 21BCE1288</text:p>
      <text:p text:style-name="P9"/>
      <text:p text:style-name="P9">Lab-Excercise : 5 (CPU Scheduling)</text:p>
      <text:p text:style-name="P9"/>
      <text:p text:style-name="P9">Q1. Ans. The required C program is given as:</text:p>
      <text:p text:style-name="P9"/>
      <text:p text:style-name="P1"><text:span text:style-name="T10"/></text:p>
      <text:p text:style-name="P5"><text:span text:style-name="T2">#include</text:span><text:span text:style-name="T5"> </text:span><text:span text:style-name="T10">&lt;stdio.h&gt;</text:span></text:p>
      <text:p text:style-name="P4"><text:span text:style-name="T11">int</text:span><text:span text:style-name="T3"> waitingtime</text:span><text:span text:style-name="T13">(</text:span><text:span text:style-name="T11">int</text:span><text:span text:style-name="T3"> proc</text:span><text:span text:style-name="T13">[],</text:span><text:span text:style-name="T3"> </text:span><text:span text:style-name="T11">int</text:span><text:span text:style-name="T3"> n</text:span><text:span text:style-name="T13">,</text:span></text:p>
      <text:p text:style-name="P6"><text:span text:style-name="T12">int</text:span><text:span text:style-name="T4"> burst_time</text:span><text:span text:style-name="T14">[],</text:span><text:span text:style-name="T4"> </text:span><text:span text:style-name="T12">int</text:span><text:span text:style-name="T4"> wait_time</text:span><text:span text:style-name="T14">[])</text:span><text:span text:style-name="T4"> </text:span><text:span text:style-name="T14">{</text:span></text:p>
      <text:p text:style-name="P6"><text:span text:style-name="T1"/></text:p>
      <text:p text:style-name="P6"><text:span text:style-name="T4">wait_time</text:span><text:span text:style-name="T14">[</text:span><text:span text:style-name="T17">0</text:span><text:span text:style-name="T14">]</text:span><text:span text:style-name="T4"> </text:span><text:span text:style-name="T14">=</text:span><text:span text:style-name="T4"> </text:span><text:span text:style-name="T17">0</text:span><text:span text:style-name="T14">;</text:span></text:p>
      <text:p text:style-name="P6"><text:span text:style-name="T1"/></text:p>
      <text:p text:style-name="P6"><text:span text:style-name="T12">for</text:span><text:span text:style-name="T4"> </text:span><text:span text:style-name="T14">(</text:span><text:span text:style-name="T12">int</text:span><text:span text:style-name="T4"> i </text:span><text:span text:style-name="T14">=</text:span><text:span text:style-name="T4"> </text:span><text:span text:style-name="T17">1</text:span><text:span text:style-name="T14">;</text:span><text:span text:style-name="T4"> i </text:span><text:span text:style-name="T14">&lt;</text:span><text:span text:style-name="T4"> n </text:span><text:span text:style-name="T14">;</text:span><text:span text:style-name="T4"> i</text:span><text:span text:style-name="T14">++</text:span><text:span text:style-name="T4"> </text:span><text:span text:style-name="T14">)</text:span></text:p>
      <text:p text:style-name="P6"><text:span text:style-name="T4">wait_time</text:span><text:span text:style-name="T14">[</text:span><text:span text:style-name="T4">i</text:span><text:span text:style-name="T14">]</text:span><text:span text:style-name="T4"> </text:span><text:span text:style-name="T14">=</text:span><text:span text:style-name="T4"> burst_time</text:span><text:span text:style-name="T14">[</text:span><text:span text:style-name="T4">i</text:span><text:span text:style-name="T14">-</text:span><text:span text:style-name="T17">1</text:span><text:span text:style-name="T14">]</text:span><text:span text:style-name="T4"> </text:span><text:span text:style-name="T14">+</text:span><text:span text:style-name="T4"> wait_time</text:span><text:span text:style-name="T14">[</text:span><text:span text:style-name="T4">i</text:span><text:span text:style-name="T14">-</text:span><text:span text:style-name="T17">1</text:span><text:span text:style-name="T14">]</text:span><text:span text:style-name="T4"> </text:span><text:span text:style-name="T14">;</text:span></text:p>
      <text:p text:style-name="P6"><text:span text:style-name="T12">return</text:span><text:span text:style-name="T4"> </text:span><text:span text:style-name="T17">0</text:span><text:span text:style-name="T14">;</text:span></text:p>
      <text:p text:style-name="P8">}</text:p>
      <text:p text:style-name="P3"/>
      <text:p text:style-name="P4"><text:span text:style-name="T11">int</text:span><text:span text:style-name="T3"> turnaroundtime</text:span><text:span text:style-name="T13">(</text:span><text:span text:style-name="T3"> </text:span><text:span text:style-name="T11">int</text:span><text:span text:style-name="T3"> proc</text:span><text:span text:style-name="T13">[],</text:span><text:span text:style-name="T3"> </text:span><text:span text:style-name="T11">int</text:span><text:span text:style-name="T3"> n</text:span><text:span text:style-name="T13">,</text:span></text:p>
      <text:p text:style-name="P6"><text:span text:style-name="T12">int</text:span><text:span text:style-name="T4"> burst_time</text:span><text:span text:style-name="T14">[],</text:span><text:span text:style-name="T4"> </text:span><text:span text:style-name="T12">int</text:span><text:span text:style-name="T4"> wait_time</text:span><text:span text:style-name="T14">[],</text:span><text:span text:style-name="T4"> </text:span><text:span text:style-name="T12">int</text:span><text:span text:style-name="T4"> tat</text:span><text:span text:style-name="T14">[])</text:span><text:span text:style-name="T4"> </text:span><text:span text:style-name="T14">{</text:span></text:p>
      <text:p text:style-name="P6"><text:span text:style-name="T12">int</text:span><text:span text:style-name="T4"> i</text:span><text:span text:style-name="T14">;</text:span></text:p>
      <text:p text:style-name="P6"><text:span text:style-name="T12">for</text:span><text:span text:style-name="T4"> </text:span><text:span text:style-name="T14">(</text:span><text:span text:style-name="T4"> i </text:span><text:span text:style-name="T14">=</text:span><text:span text:style-name="T4"> </text:span><text:span text:style-name="T17">0</text:span><text:span text:style-name="T14">;</text:span><text:span text:style-name="T4"> i </text:span><text:span text:style-name="T14">&lt;</text:span><text:span text:style-name="T4"> n </text:span><text:span text:style-name="T14">;</text:span><text:span text:style-name="T4"> i</text:span><text:span text:style-name="T14">++)</text:span></text:p>
      <text:p text:style-name="P6"><text:span text:style-name="T4">tat</text:span><text:span text:style-name="T14">[</text:span><text:span text:style-name="T4">i</text:span><text:span text:style-name="T14">]</text:span><text:span text:style-name="T4"> </text:span><text:span text:style-name="T14">=</text:span><text:span text:style-name="T4"> burst_time</text:span><text:span text:style-name="T14">[</text:span><text:span text:style-name="T4">i</text:span><text:span text:style-name="T14">]</text:span><text:span text:style-name="T4"> </text:span><text:span text:style-name="T14">+</text:span><text:span text:style-name="T4"> wait_time</text:span><text:span text:style-name="T14">[</text:span><text:span text:style-name="T4">i</text:span><text:span text:style-name="T14">];</text:span></text:p>
      <text:p text:style-name="P6"><text:span text:style-name="T12">return</text:span><text:span text:style-name="T4"> </text:span><text:span text:style-name="T17">0</text:span><text:span text:style-name="T14">;</text:span></text:p>
      <text:p text:style-name="P8">}</text:p>
      <text:p text:style-name="P3"/>
      <text:p text:style-name="P4"><text:span text:style-name="T11">int</text:span><text:span text:style-name="T3"> avgtime</text:span><text:span text:style-name="T13">(</text:span><text:span text:style-name="T3"> </text:span><text:span text:style-name="T11">int</text:span><text:span text:style-name="T3"> proc</text:span><text:span text:style-name="T13">[],</text:span><text:span text:style-name="T3"> </text:span><text:span text:style-name="T11">int</text:span><text:span text:style-name="T3"> n</text:span><text:span text:style-name="T13">,</text:span><text:span text:style-name="T3"> </text:span><text:span text:style-name="T11">int</text:span><text:span text:style-name="T3"> burst_time</text:span><text:span text:style-name="T13">[])</text:span><text:span text:style-name="T3"> </text:span><text:span text:style-name="T13">{</text:span></text:p>
      <text:p text:style-name="P6"><text:span text:style-name="T12">int</text:span><text:span text:style-name="T4"> wait_time</text:span><text:span text:style-name="T14">[</text:span><text:span text:style-name="T4">n</text:span><text:span text:style-name="T14">],</text:span><text:span text:style-name="T4"> tat</text:span><text:span text:style-name="T14">[</text:span><text:span text:style-name="T4">n</text:span><text:span text:style-name="T14">],</text:span><text:span text:style-name="T4"> total_wt </text:span><text:span text:style-name="T14">=</text:span><text:span text:style-name="T4"> </text:span><text:span text:style-name="T17">0</text:span><text:span text:style-name="T14">,</text:span><text:span text:style-name="T4"> total_tat </text:span><text:span text:style-name="T14">=</text:span><text:span text:style-name="T4"> </text:span><text:span text:style-name="T17">0</text:span><text:span text:style-name="T14">;</text:span></text:p>
      <text:p text:style-name="P6"><text:span text:style-name="T12">int</text:span><text:span text:style-name="T4"> i</text:span><text:span text:style-name="T14">;</text:span></text:p>
      <text:p text:style-name="P6"><text:span text:style-name="T1"/></text:p>
      <text:p text:style-name="P6"><text:span text:style-name="T4">waitingtime</text:span><text:span text:style-name="T14">(</text:span><text:span text:style-name="T4">proc</text:span><text:span text:style-name="T14">,</text:span><text:span text:style-name="T4"> n</text:span><text:span text:style-name="T14">,</text:span><text:span text:style-name="T4"> burst_time</text:span><text:span text:style-name="T14">,</text:span><text:span text:style-name="T4"> wait_time</text:span><text:span text:style-name="T14">);</text:span></text:p>
      <text:p text:style-name="P6"><text:span text:style-name="T1"/></text:p>
      <text:p text:style-name="P6"><text:span text:style-name="T4">turnaroundtime</text:span><text:span text:style-name="T14">(</text:span><text:span text:style-name="T4">proc</text:span><text:span text:style-name="T14">,</text:span><text:span text:style-name="T4"> n</text:span><text:span text:style-name="T14">,</text:span><text:span text:style-name="T4"> burst_time</text:span><text:span text:style-name="T14">,</text:span><text:span text:style-name="T4"> wait_time</text:span><text:span text:style-name="T14">,</text:span><text:span text:style-name="T4"> tat</text:span><text:span text:style-name="T14">);</text:span></text:p>
      <text:p text:style-name="P6"><text:span text:style-name="T1"/></text:p>
      <text:p text:style-name="P6"><text:span text:style-name="T4">printf</text:span><text:span text:style-name="T14">(</text:span><text:span text:style-name="T7">"Proce</text:span><text:span text:style-name="T8">sses(Zerox)</text:span><text:span text:style-name="T7"> Burst</text:span><text:span text:style-name="T9">(total-pages-zerox-time) </text:span><text:span text:style-name="T7">Waiting Turn around </text:span></text:p>
      <text:p text:style-name="P5"><text:span text:style-name="T6">"</text:span><text:span text:style-name="T13">);</text:span></text:p>
      <text:p text:style-name="P7"><text:span text:style-name="T1"/></text:p>
      <text:p text:style-name="P7"><text:span text:style-name="T12">for</text:span><text:span text:style-name="T4"> </text:span><text:span text:style-name="T14">(</text:span><text:span text:style-name="T4"> i</text:span><text:span text:style-name="T14">=</text:span><text:span text:style-name="T17">0</text:span><text:span text:style-name="T14">;</text:span><text:span text:style-name="T4"> i</text:span><text:span text:style-name="T14">&lt;</text:span><text:span text:style-name="T4">n</text:span><text:span text:style-name="T14">;</text:span><text:span text:style-name="T4"> i</text:span><text:span text:style-name="T14">++)</text:span><text:span text:style-name="T4"> </text:span><text:span text:style-name="T14">{</text:span></text:p>
      <text:p text:style-name="P7"><text:span text:style-name="T4"><text:s text:c="10"/>total_wt </text:span><text:span text:style-name="T14">=</text:span><text:span text:style-name="T4"> total_wt </text:span><text:span text:style-name="T14">+</text:span><text:span text:style-name="T4"> wait_time</text:span><text:span text:style-name="T14">[</text:span><text:span text:style-name="T4">i</text:span><text:span text:style-name="T14">];</text:span></text:p>
      <text:p text:style-name="P6"><text:span text:style-name="T3"><text:s text:c="6"/></text:span><text:span text:style-name="T4">total_tat </text:span><text:span text:style-name="T14">=</text:span><text:span text:style-name="T4"> total_tat </text:span><text:span text:style-name="T14">+</text:span><text:span text:style-name="T4"> tat</text:span><text:span text:style-name="T14">[</text:span><text:span text:style-name="T4">i</text:span><text:span text:style-name="T14">];</text:span></text:p>
      <text:p text:style-name="P6"><text:span text:style-name="T3"><text:s text:c="6"/></text:span><text:span text:style-name="T4">printf</text:span><text:span text:style-name="T14">(</text:span><text:span text:style-name="T7">" %d\t %d\t\t %d \t%d</text:span></text:p>
      <text:p text:style-name="P4"><text:span text:style-name="T6">"</text:span><text:span text:style-name="T13">,</text:span><text:span text:style-name="T3"> i</text:span><text:span text:style-name="T13">+</text:span><text:span text:style-name="T16">1</text:span><text:span text:style-name="T13">,</text:span><text:span text:style-name="T3"> burst_time</text:span><text:span text:style-name="T13">[</text:span><text:span text:style-name="T3">i</text:span><text:span text:style-name="T13">],</text:span><text:span text:style-name="T3"> wait_time</text:span><text:span text:style-name="T13">[</text:span><text:span text:style-name="T3">i</text:span><text:span text:style-name="T13">],</text:span><text:span text:style-name="T3"> tat</text:span><text:span text:style-name="T13">[</text:span><text:span text:style-name="T3">i</text:span><text:span text:style-name="T13">]);</text:span></text:p>
      <text:p text:style-name="P6"><text:span text:style-name="T14">}</text:span></text:p>
      <text:p text:style-name="P6"><text:span text:style-name="T4">printf</text:span><text:span text:style-name="T14">(</text:span><text:span text:style-name="T7">"Average waiting time = %f</text:span></text:p>
      <text:p text:style-name="P4"><text:span text:style-name="T6">"</text:span><text:span text:style-name="T13">,</text:span><text:span text:style-name="T3"> </text:span><text:span text:style-name="T13">(</text:span><text:span text:style-name="T11">float</text:span><text:span text:style-name="T13">)</text:span><text:span text:style-name="T3">total_wt </text:span><text:span text:style-name="T13">/</text:span><text:span text:style-name="T3"> </text:span><text:span text:style-name="T13">(</text:span><text:span text:style-name="T11">float</text:span><text:span text:style-name="T13">)</text:span><text:span text:style-name="T3">n</text:span><text:span text:style-name="T13">);</text:span></text:p>
      <text:p text:style-name="P6"><text:span text:style-name="T4">printf</text:span><text:span text:style-name="T14">(</text:span><text:span text:style-name="T7">"Average turn around time = %f</text:span></text:p>
      <text:p text:style-name="P4"><text:span text:style-name="T6">"</text:span><text:span text:style-name="T13">,</text:span><text:span text:style-name="T3"> </text:span><text:span text:style-name="T13">(</text:span><text:span text:style-name="T11">float</text:span><text:span text:style-name="T13">)</text:span><text:span text:style-name="T3">total_tat </text:span><text:span text:style-name="T13">/</text:span><text:span text:style-name="T3"> </text:span><text:span text:style-name="T13">(</text:span><text:span text:style-name="T11">float</text:span><text:span text:style-name="T13">)</text:span><text:span text:style-name="T3">n</text:span><text:span text:style-name="T13">);</text:span></text:p>
      <text:p text:style-name="P6"><text:span text:style-name="T12">return</text:span><text:span text:style-name="T4"> </text:span><text:span text:style-name="T17">0</text:span><text:span text:style-name="T14">;</text:span></text:p>
      <text:p text:style-name="P8">}</text:p>
      <text:p text:style-name="P3"/>
      <text:p text:style-name="P4"><text:span text:style-name="T11">int</text:span><text:span text:style-name="T3"> main</text:span><text:span text:style-name="T13">()</text:span><text:span text:style-name="T3"> </text:span><text:span text:style-name="T13">{</text:span></text:p>
      <text:p text:style-name="P6"><text:span text:style-name="T1"><text:tab/></text:span><text:span text:style-name="T12">int</text:span><text:span text:style-name="T4"> proc</text:span><text:span text:style-name="T14">[]</text:span><text:span text:style-name="T4"> </text:span><text:span text:style-name="T14">=</text:span><text:span text:style-name="T4"> </text:span><text:span text:style-name="T14">{</text:span><text:span text:style-name="T4"> </text:span><text:span text:style-name="T17">1</text:span><text:span text:style-name="T14">,</text:span><text:span text:style-name="T4"> </text:span><text:span text:style-name="T17">2</text:span><text:span text:style-name="T14">,</text:span><text:span text:style-name="T4"> </text:span><text:span text:style-name="T17">3</text:span><text:span text:style-name="T14">};</text:span></text:p>
      <text:p text:style-name="P6"><text:span text:style-name="T4"><text:tab/></text:span><text:span text:style-name="T12">int</text:span><text:span text:style-name="T4"> n </text:span><text:span text:style-name="T14">=</text:span><text:span text:style-name="T4"> </text:span><text:span text:style-name="T12">sizeof</text:span><text:span text:style-name="T4"> proc </text:span><text:span text:style-name="T14">/</text:span><text:span text:style-name="T4"> </text:span><text:span text:style-name="T12">sizeof</text:span><text:span text:style-name="T4"> proc</text:span><text:span text:style-name="T14">[</text:span><text:span text:style-name="T17">0</text:span><text:span text:style-name="T14">];</text:span></text:p>
      <text:p text:style-name="P6"><text:soft-page-break/><text:span text:style-name="T1"/></text:p>
      <text:p text:style-name="P6"><text:span text:style-name="T4"><text:tab/></text:span><text:span text:style-name="T12">int</text:span><text:span text:style-name="T4"> burst_time</text:span><text:span text:style-name="T14">[]</text:span><text:span text:style-name="T4"> </text:span><text:span text:style-name="T14">=</text:span><text:span text:style-name="T4"> </text:span><text:span text:style-name="T14">{</text:span><text:span text:style-name="T17">5</text:span><text:span text:style-name="T14">,</text:span><text:span text:style-name="T4"> </text:span><text:span text:style-name="T17">8</text:span><text:span text:style-name="T14">,</text:span><text:span text:style-name="T4"> </text:span><text:span text:style-name="T17">12</text:span><text:span text:style-name="T14">};</text:span></text:p>
      <text:p text:style-name="P6"><text:span text:style-name="T4"><text:tab/>avgtime</text:span><text:span text:style-name="T14">(</text:span><text:span text:style-name="T4">proc</text:span><text:span text:style-name="T14">,</text:span><text:span text:style-name="T4"> n</text:span><text:span text:style-name="T14">,</text:span><text:span text:style-name="T4"> burst_time</text:span><text:span text:style-name="T14">);</text:span></text:p>
      <text:p text:style-name="P6"><text:span text:style-name="T4"><text:tab/></text:span><text:span text:style-name="T12">return</text:span><text:span text:style-name="T4"> </text:span><text:span text:style-name="T17">0</text:span><text:span text:style-name="T14">;</text:span></text:p>
      <text:p text:style-name="P2">}</text:p>
      <text:p text:style-name="P9">Output:</text:p>
      <text:p text:style-name="P9"><draw:frame draw:style-name="fr1" draw:name="Image1" text:anchor-type="char" svg:width="17cm" svg:height="0.981cm" draw:z-index="0"><draw:image xlink:href="Pictures/10000000000006380000005CF6378545552221B7.png" xlink:type="simple" xlink:show="embed" xlink:actuate="onLoad" loext:mime-type="image/png"/></draw:frame></text:p>
      <text:p text:style-name="P10">Calculations:<text:line-break/></text:p>
      <text:p text:style-name="P13">&gt; Unit time = 0.78</text:p>
      <text:p text:style-name="P13">&gt;(Assumed) total processes : p1, p2 , p3</text:p>
      <text:p text:style-name="P13">&gt;(Assumed) P1 -&gt; no.of pages : 7 =&gt; Burst Time : (5)</text:p>
      <text:p text:style-name="P13">&gt;(Assumed) P2 -&gt; no.of pages : 10 =&gt; Burst Time : (8)</text:p>
      <text:p text:style-name="P13">&gt;(Assumed) P3 -&gt; no.of pages : 15 =&gt; Burst Time : (12)</text:p>
      <text:p text:style-name="P10"/>
      <text:p text:style-name="P10"/>
      <text:p text:style-name="P10">Therefore, the average waiting time = 6.000000</text:p>
      <text:p text:style-name="P11"><text:span text:style-name="T20">Therefore, the </text:span><text:span text:style-name="T19">Average turn around time = 14.333333</text:span></text:p>
      <text:p text:style-name="P11"><text:span text:style-name="T19"/></text:p>
      <text:p text:style-name="P12"><text:span text:style-name="T19">----------------------------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scode" svg:font-family="Cascode"/>
    <style:font-face style:name="Lohit Devanagari1" svg:font-family="'Lohit Devanagari'"/>
    <style:font-face style:name="var bs-font-monospace" svg:font-family="'var bs-font-monospac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9T08:56:16.586921225</meta:creation-date>
    <dc:date>2023-01-19T09:27:01.625781931</dc:date>
    <meta:editing-duration>PT9M50S</meta:editing-duration>
    <meta:editing-cycles>1</meta:editing-cycles>
    <meta:document-statistic meta:table-count="0" meta:image-count="1" meta:object-count="0" meta:page-count="2" meta:paragraph-count="55" meta:word-count="268" meta:character-count="1595" meta:non-whitespace-character-count="1353"/>
    <meta:generator>LibreOffice/6.4.7.2$Linux_X86_64 LibreOffice_project/40$Build-2</meta:generator>
  </office:meta>
</office:document-meta>
</file>